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0000019073486pt" fo:font-style="italic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.80000019073486pt" fo:font-weight="bold"/>
    </style:style>
    <style:style style:name="T3" style:family="text">
      <style:text-properties style:font-name="DejaVu Sans Mono" fo:font-size="9.80000019073486pt"/>
    </style:style>
    <style:style style:name="T4" style:family="text">
      <style:text-properties fo:color="#808080"/>
    </style:style>
    <style:style style:name="T5" style:family="text">
      <style:text-properties fo:color="#808080" style:font-name="DejaVu Sans Mono" fo:font-size="9.80000019073486pt" fo:font-style="italic"/>
    </style:style>
    <style:style style:name="T6" style:family="text">
      <style:text-properties fo:color="#0000ff" style:font-name="DejaVu Sans Mono" fo:font-size="9.80000019073486pt"/>
    </style:style>
    <style:style style:name="T7" style:family="text">
      <style:text-properties fo:color="#008000" style:font-name="DejaVu Sans Mono" fo:font-size="9.80000019073486pt" fo:font-weight="bold"/>
    </style:style>
    <style:style style:name="T8" style:family="text">
      <style:text-properties fo:color="#660e7a" style:font-name="DejaVu Sans Mono" fo:font-size="9.80000019073486pt" fo:font-style="italic" fo:font-weight="bold"/>
    </style:style>
    <style:style style:name="T9" style:family="text">
      <style:text-properties fo:color="#660e7a" style:font-name="DejaVu Sans Mono" fo:font-size="9.80000019073486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 </text:span>main.java.com.stackroute;</text:p>
      <text:p text:style-name="P1"><text:span text:style-name="T1">public class </text:span>Main {</text:p>
      <text:p text:style-name="P2"><text:s text:c="4"/><text:span text:style-name="T2">public static void </text:span><text:span text:style-name="T3">main(String[] args) {</text:span></text:p>
      <text:p text:style-name="P3">// <text:s text:c="7"/>Car car = new Car();</text:p>
      <text:p text:style-name="P3">// <text:s text:c="7"/>Honda honda = new Honda();</text:p>
      <text:p text:style-name="P3">// <text:s text:c="7"/>Audi audi = new Audi();</text:p>
      <text:p text:style-name="P3">// <text:s text:c="7"/>Benz benz = new Benz();</text:p>
      <text:p text:style-name="P3">// <text:s text:c="7"/>car.setCylenders(2);</text:p>
      <text:p text:style-name="P3">// <text:s text:c="7"/>car.setWheels(4);</text:p>
      <text:p text:style-name="P3">// <text:s text:c="7"/>car.setEngine(true);</text:p>
      <text:p text:style-name="P3">// <text:s text:c="7"/>car.setName("my car");</text:p>
      <text:p text:style-name="P2"><text:span text:style-name="T4"><text:s text:c="8"/></text:span><text:span text:style-name="T3">Car car = </text:span><text:span text:style-name="T2">new </text:span><text:span text:style-name="T3">Car(</text:span><text:span text:style-name="T2">true</text:span><text:span text:style-name="T3">,</text:span><text:span text:style-name="T6">4</text:span><text:span text:style-name="T3">,</text:span><text:span text:style-name="T6">2</text:span><text:span text:style-name="T3">,</text:span><text:span text:style-name="T7">"nano"</text:span><text:span text:style-name="T3">);</text:span></text:p>
      <text:p text:style-name="P2"><text:s text:c="8"/><text:span text:style-name="T3">Honda honda = </text:span><text:span text:style-name="T2">new </text:span><text:span text:style-name="T3">Honda(</text:span><text:span text:style-name="T2">false</text:span><text:span text:style-name="T3">,</text:span><text:span text:style-name="T6">4</text:span><text:span text:style-name="T3">,</text:span><text:span text:style-name="T6">2</text:span><text:span text:style-name="T3">,</text:span><text:span text:style-name="T7">"my car"</text:span><text:span text:style-name="T3">);</text:span></text:p>
      <text:p text:style-name="P2"><text:s text:c="8"/><text:span text:style-name="T3">Audi audi = </text:span><text:span text:style-name="T2">new </text:span><text:span text:style-name="T3">Audi(</text:span><text:span text:style-name="T2">true</text:span><text:span text:style-name="T3">,</text:span><text:span text:style-name="T6">4</text:span><text:span text:style-name="T3">,</text:span><text:span text:style-name="T6">2</text:span><text:span text:style-name="T3">,</text:span><text:span text:style-name="T7">"neelus car"</text:span><text:span text:style-name="T3">);</text:span></text:p>
      <text:p text:style-name="P2"><text:s text:c="8"/><text:span text:style-name="T3">Benz benz = </text:span><text:span text:style-name="T2">new </text:span><text:span text:style-name="T3">Benz(</text:span><text:span text:style-name="T2">false</text:span><text:span text:style-name="T3">,</text:span><text:span text:style-name="T6">4</text:span><text:span text:style-name="T3">,</text:span><text:span text:style-name="T6">2</text:span><text:span text:style-name="T3">,</text:span><text:span text:style-name="T7">"sidra's car"</text:span><text:span text:style-name="T3">);</text:span></text:p>
      <text:p text:style-name="P2"><text:s text:c="8"/><text:span text:style-name="T3">car.startEngine();</text:span></text:p>
      <text:p text:style-name="P2"><text:s text:c="8"/><text:span text:style-name="T3">car.accelerate();</text:span></text:p>
      <text:p text:style-name="P2"><text:s text:c="8"/><text:span text:style-name="T3">car.brake();</text:span></text:p>
      <text:p text:style-name="P2"><text:s text:c="8"/><text:span text:style-name="T3">System.</text:span><text:span text:style-name="T8">out</text:span><text:span text:style-name="T3">.println();</text:span></text:p>
      <text:p text:style-name="P2"><text:s text:c="8"/><text:span text:style-name="T3">honda.startEngine();</text:span></text:p>
      <text:p text:style-name="P2"><text:s text:c="8"/><text:span text:style-name="T3">honda.accelerate();</text:span></text:p>
      <text:p text:style-name="P2"><text:s text:c="8"/><text:span text:style-name="T3">honda.brake();</text:span></text:p>
      <text:p text:style-name="P2"><text:s text:c="8"/><text:span text:style-name="T3">System.</text:span><text:span text:style-name="T8">out</text:span><text:span text:style-name="T3">.println();</text:span></text:p>
      <text:p text:style-name="P2"><text:s text:c="8"/><text:span text:style-name="T3">audi.startEngine();</text:span></text:p>
      <text:p text:style-name="P2"><text:s text:c="8"/><text:span text:style-name="T3">audi.accelerate();</text:span></text:p>
      <text:p text:style-name="P2"><text:s text:c="8"/><text:span text:style-name="T3">audi.brake();</text:span></text:p>
      <text:p text:style-name="P2"><text:s text:c="8"/><text:span text:style-name="T3">System.</text:span><text:span text:style-name="T8">out</text:span><text:span text:style-name="T3">.println();</text:span></text:p>
      <text:p text:style-name="P2"><text:s text:c="8"/><text:span text:style-name="T3">benz.startEngine();</text:span></text:p>
      <text:p text:style-name="P2"><text:s text:c="8"/><text:span text:style-name="T3">benz.accelerate();</text:span></text:p>
      <text:p text:style-name="P2"><text:s text:c="8"/><text:span text:style-name="T3">benz.brake();</text:span></text:p>
      <text:p text:style-name="P2"><text:s text:c="8"/><text:span text:style-name="T3">System.</text:span><text:span text:style-name="T8">out</text:span><text:span text:style-name="T3">.println();</text:span></text:p>
      <text:p text:style-name="P2"><text:s text:c="8"/><text:span text:style-name="T3">car.display();</text:span></text:p>
      <text:p text:style-name="P2"><text:s text:c="4"/><text:span text:style-name="T3">}</text:span></text:p>
      <text:p text:style-name="P4">}</text:p>
      <text:p text:style-name="Standard"/>
      <text:p text:style-name="Standard"/>
      <text:p text:style-name="Standard">...........................................................................................</text:p>
      <text:p text:style-name="Standard"/>
      <text:p text:style-name="Standard"/>
      <text:p text:style-name="P1"><text:span text:style-name="T1">package </text:span>main.java.com.stackroute;</text:p>
      <text:p text:style-name="P1"><text:span text:style-name="T1">public class </text:span>Car {</text:p>
      <text:p text:style-name="P2"><text:s text:c="4"/><text:span text:style-name="T2">public boolean </text:span><text:span text:style-name="T9">engine</text:span><text:span text:style-name="T3">;</text:span></text:p>
      <text:p text:style-name="P2"><text:s text:c="4"/><text:span text:style-name="T2">public int </text:span><text:span text:style-name="T9">wheels</text:span><text:span text:style-name="T3">;</text:span></text:p>
      <text:p text:style-name="P2"><text:s text:c="4"/><text:span text:style-name="T2">public int </text:span><text:span text:style-name="T9">cylenders</text:span><text:span text:style-name="T3">;</text:span></text:p>
      <text:p text:style-name="P2"><text:s text:c="4"/><text:span text:style-name="T2">public </text:span><text:span text:style-name="T3">String </text:span><text:span text:style-name="T9">name</text:span><text:span text:style-name="T3">;</text:span></text:p>
      <text:p text:style-name="P2"><text:s text:c="4"/><text:span text:style-name="T2">public </text:span><text:span text:style-name="T3">Car(</text:span><text:span text:style-name="T2">boolean </text:span><text:span text:style-name="T3">b, </text:span><text:span text:style-name="T2">int </text:span><text:span text:style-name="T3">i, </text:span><text:span text:style-name="T2">int </text:span><text:span text:style-name="T3">i1, String nano) {</text:span></text:p>
      <text:p text:style-name="P2"><text:s text:c="4"/><text:span text:style-name="T3">}</text:span></text:p>
      <text:p text:style-name="P3">//</text:p>
      <text:p text:style-name="P3">// <text:s text:c="3"/>public boolean isEngine() {</text:p>
      <text:p text:style-name="P3">// <text:s text:c="7"/>return engine;</text:p>
      <text:p text:style-name="P3">// <text:s text:c="3"/>}</text:p>
      <text:p text:style-name="P3">//</text:p>
      <text:p text:style-name="P3">// <text:s text:c="3"/>public void setEngine(boolean engine) {</text:p>
      <text:p text:style-name="P3">// <text:s text:c="7"/>this.engine = engine;</text:p>
      <text:p text:style-name="P3">// <text:s text:c="3"/>}</text:p>
      <text:p text:style-name="P3">//</text:p>
      <text:p text:style-name="P3">// <text:s text:c="3"/>public int getWheels() {</text:p>
      <text:p text:style-name="P3">// <text:s text:c="7"/>return wheels;</text:p>
      <text:p text:style-name="P3">// <text:s text:c="3"/>}</text:p>
      <text:p text:style-name="P3"><text:soft-page-break/>//</text:p>
      <text:p text:style-name="P3">// <text:s text:c="3"/>public void setWheels(int wheels) {</text:p>
      <text:p text:style-name="P3">// <text:s text:c="7"/>this.wheels = wheels;</text:p>
      <text:p text:style-name="P3">// <text:s text:c="3"/>}</text:p>
      <text:p text:style-name="P3">//</text:p>
      <text:p text:style-name="P3">// <text:s text:c="3"/>public int getCylenders() {</text:p>
      <text:p text:style-name="P3">// <text:s text:c="7"/>return cylenders;</text:p>
      <text:p text:style-name="P3">// <text:s text:c="3"/>}</text:p>
      <text:p text:style-name="P3">//</text:p>
      <text:p text:style-name="P3">// <text:s text:c="3"/>public void setCylenders(int cylenders) {</text:p>
      <text:p text:style-name="P3">// <text:s text:c="7"/>this.cylenders = cylenders;</text:p>
      <text:p text:style-name="P3">// <text:s text:c="3"/>}</text:p>
      <text:p text:style-name="P3">//</text:p>
      <text:p text:style-name="P3">// <text:s text:c="3"/>public void setName(String name) {</text:p>
      <text:p text:style-name="P3">// <text:s text:c="7"/>this.name = name;</text:p>
      <text:p text:style-name="P3">// <text:s text:c="3"/>}</text:p>
      <text:p text:style-name="P3">//</text:p>
      <text:p text:style-name="P3">// <text:s text:c="3"/>public String getName() {</text:p>
      <text:p text:style-name="P3">// <text:s text:c="7"/>return name;</text:p>
      <text:p text:style-name="P3">// <text:s text:c="3"/>}</text:p>
      <text:p text:style-name="P2"><text:span text:style-name="T4"><text:s text:c="4"/></text:span><text:span text:style-name="T2">public void </text:span><text:span text:style-name="T3">startEngine(){</text:span></text:p>
      <text:p text:style-name="P2"><text:s text:c="8"/><text:span text:style-name="T3">System.</text:span><text:span text:style-name="T8">out</text:span><text:span text:style-name="T3">.println(</text:span><text:span text:style-name="T7">"Car Enigine Started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accelerate(){</text:span></text:p>
      <text:p text:style-name="P2"><text:s text:c="8"/><text:span text:style-name="T3">System.</text:span><text:span text:style-name="T8">out</text:span><text:span text:style-name="T3">.println(</text:span><text:span text:style-name="T7">"Aceelerate Car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brake(){</text:span></text:p>
      <text:p text:style-name="P2"><text:s text:c="8"/><text:span text:style-name="T3">System.</text:span><text:span text:style-name="T8">out</text:span><text:span text:style-name="T3">.println(</text:span><text:span text:style-name="T7">"cars brake applied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Car(</text:span><text:span text:style-name="T2">boolean </text:span><text:span text:style-name="T3">engine, </text:span><text:span text:style-name="T2">int </text:span><text:span text:style-name="T3">wheels, </text:span><text:span text:style-name="T2">int </text:span><text:span text:style-name="T3">cylender, String name) <text:s/></text:span><text:span text:style-name="T5">//CONSTRUCTOR</text:span></text:p>
      <text:p text:style-name="P2"><text:span text:style-name="T4"><text:s text:c="4"/></text:span><text:span text:style-name="T3">{</text:span></text:p>
      <text:p text:style-name="P2"><text:s text:c="8"/><text:span text:style-name="T2">this</text:span><text:span text:style-name="T3">.</text:span><text:span text:style-name="T9">name</text:span><text:span text:style-name="T3">=name;</text:span></text:p>
      <text:p text:style-name="P2"><text:s text:c="8"/><text:span text:style-name="T2">this</text:span><text:span text:style-name="T3">.</text:span><text:span text:style-name="T9">engine</text:span><text:span text:style-name="T3">=engine;</text:span></text:p>
      <text:p text:style-name="P2"><text:s text:c="8"/><text:span text:style-name="T2">this</text:span><text:span text:style-name="T3">.</text:span><text:span text:style-name="T9">wheels</text:span><text:span text:style-name="T3">=wheels;</text:span></text:p>
      <text:p text:style-name="P2"><text:s text:c="8"/><text:span text:style-name="T2">this</text:span><text:span text:style-name="T3">.</text:span><text:span text:style-name="T9">cylenders</text:span><text:span text:style-name="T3">=cylender;</text:span></text:p>
      <text:p text:style-name="P2"><text:s text:c="4"/><text:span text:style-name="T3">}</text:span></text:p>
      <text:p text:style-name="P2"><text:s text:c="4"/><text:span text:style-name="T2">public void </text:span><text:span text:style-name="T3">display()</text:span></text:p>
      <text:p text:style-name="P2"><text:s text:c="4"/><text:span text:style-name="T3">{</text:span></text:p>
      <text:p text:style-name="P2"><text:s text:c="8"/><text:span text:style-name="T3">System.</text:span><text:span text:style-name="T8">out</text:span><text:span text:style-name="T3">.println(</text:span><text:span text:style-name="T7">"Number of cylenders : <text:s/>"</text:span><text:span text:style-name="T3">+ </text:span><text:span text:style-name="T9">cylenders</text:span><text:span text:style-name="T3">);</text:span></text:p>
      <text:p text:style-name="P2"><text:s text:c="8"/><text:span text:style-name="T3">System.</text:span><text:span text:style-name="T8">out</text:span><text:span text:style-name="T3">.println(</text:span><text:span text:style-name="T7">" Engine "</text:span><text:span text:style-name="T3">+</text:span><text:span text:style-name="T9">engine</text:span><text:span text:style-name="T3">);</text:span></text:p>
      <text:p text:style-name="P2"><text:s text:c="8"/><text:span text:style-name="T3">System.</text:span><text:span text:style-name="T8">out</text:span><text:span text:style-name="T3">.println(</text:span><text:span text:style-name="T7">"Number of Wheels : "</text:span><text:span text:style-name="T3">+</text:span><text:span text:style-name="T9">wheels</text:span><text:span text:style-name="T3">);</text:span></text:p>
      <text:p text:style-name="P2"><text:s text:c="8"/><text:span text:style-name="T3">System.</text:span><text:span text:style-name="T8">out</text:span><text:span text:style-name="T3">.println(</text:span><text:span text:style-name="T7">"Name is : "</text:span><text:span text:style-name="T3">+</text:span><text:span text:style-name="T9">name</text:span><text:span text:style-name="T3">);</text:span></text:p>
      <text:p text:style-name="P3">// <text:s text:c="7"/>System.out.println("Number of cylenders : <text:s/>"+ this.getCylenders());</text:p>
      <text:p text:style-name="P3">// <text:s text:c="7"/>System.out.println(" Engine "+this.isEngine());</text:p>
      <text:p text:style-name="P3">// <text:s text:c="7"/>System.out.println("Number of Wheels : "+this.getWheels());</text:p>
      <text:p text:style-name="P3">// <text:s text:c="7"/>System.out.println("Name is : "+this.getName());</text:p>
      <text:p text:style-name="P2"><text:span text:style-name="T4"><text:s text:c="4"/></text:span><text:span text:style-name="T3">}</text:span></text:p>
      <text:p text:style-name="P1">}</text:p>
      <text:p text:style-name="P1"><text:span text:style-name="T1">class </text:span>Honda <text:span text:style-name="T1">extends </text:span>Car {</text:p>
      <text:p text:style-name="P2"><text:s text:c="4"/><text:span text:style-name="T2">public </text:span><text:span text:style-name="T3">Honda(</text:span><text:span text:style-name="T2">boolean </text:span><text:span text:style-name="T3">b, </text:span><text:span text:style-name="T2">int </text:span><text:span text:style-name="T3">i, </text:span><text:span text:style-name="T2">int </text:span><text:span text:style-name="T3">i1, String nano) {</text:span></text:p>
      <text:p text:style-name="P2"><text:s text:c="8"/><text:span text:style-name="T2">super</text:span><text:span text:style-name="T3">(b, i, i1, nano);</text:span></text:p>
      <text:p text:style-name="P2"><text:s text:c="4"/><text:span text:style-name="T3">}</text:span></text:p>
      <text:p text:style-name="P2"><text:s text:c="4"/><text:span text:style-name="T2">public void </text:span><text:span text:style-name="T3">startEngine(){</text:span></text:p>
      <text:p text:style-name="P2"><text:s text:c="8"/><text:span text:style-name="T3">System.</text:span><text:span text:style-name="T8">out</text:span><text:span text:style-name="T3">.println(</text:span><text:span text:style-name="T7">"Honda's Enigine Started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accelerate(){</text:span></text:p>
      <text:p text:style-name="P2"><text:s text:c="8"/><text:span text:style-name="T3">System.</text:span><text:span text:style-name="T8">out</text:span><text:span text:style-name="T3">.println(</text:span><text:span text:style-name="T7">"Aceelerate Honda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brake(){</text:span></text:p>
      <text:p text:style-name="P2"><text:s text:c="8"/><text:span text:style-name="T3">System.</text:span><text:span text:style-name="T8">out</text:span><text:span text:style-name="T3">.println(</text:span><text:span text:style-name="T7">"Honda's break applied"</text:span><text:span text:style-name="T3">);</text:span></text:p>
      <text:p text:style-name="P2"><text:soft-page-break/><text:s text:c="4"/><text:span text:style-name="T3">}</text:span></text:p>
      <text:p text:style-name="P1">}</text:p>
      <text:p text:style-name="P1"><text:span text:style-name="T1">class </text:span>Benz <text:span text:style-name="T1">extends </text:span>Car {</text:p>
      <text:p text:style-name="P2"><text:s text:c="4"/><text:span text:style-name="T2">public </text:span><text:span text:style-name="T3">Benz(</text:span><text:span text:style-name="T2">boolean </text:span><text:span text:style-name="T3">b, </text:span><text:span text:style-name="T2">int </text:span><text:span text:style-name="T3">i, </text:span><text:span text:style-name="T2">int </text:span><text:span text:style-name="T3">i1, String nano) {</text:span></text:p>
      <text:p text:style-name="P2"><text:s text:c="8"/><text:span text:style-name="T2">super</text:span><text:span text:style-name="T3">(b, i, i1, nano);</text:span></text:p>
      <text:p text:style-name="P2"><text:s text:c="4"/><text:span text:style-name="T3">}</text:span></text:p>
      <text:p text:style-name="P2"><text:s text:c="4"/><text:span text:style-name="T2">public void </text:span><text:span text:style-name="T3">startEngine(){</text:span></text:p>
      <text:p text:style-name="P2"><text:s text:c="8"/><text:span text:style-name="T3">System.</text:span><text:span text:style-name="T8">out</text:span><text:span text:style-name="T3">.println(</text:span><text:span text:style-name="T7">"Benz Enigine Started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accelerate(){</text:span></text:p>
      <text:p text:style-name="P2"><text:s text:c="8"/><text:span text:style-name="T3">System.</text:span><text:span text:style-name="T8">out</text:span><text:span text:style-name="T3">.println(</text:span><text:span text:style-name="T7">"Aceelerate Benz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brake(){</text:span></text:p>
      <text:p text:style-name="P2"><text:s text:c="8"/><text:span text:style-name="T3">System.</text:span><text:span text:style-name="T8">out</text:span><text:span text:style-name="T3">.println(</text:span><text:span text:style-name="T7">"Benz break applied"</text:span><text:span text:style-name="T3">);</text:span></text:p>
      <text:p text:style-name="P2"><text:s text:c="4"/><text:span text:style-name="T3">}</text:span></text:p>
      <text:p text:style-name="P1">}</text:p>
      <text:p text:style-name="P1"><text:span text:style-name="T1">class </text:span>Audi <text:span text:style-name="T1">extends </text:span>Car {</text:p>
      <text:p text:style-name="P2"><text:s text:c="4"/><text:span text:style-name="T2">public </text:span><text:span text:style-name="T3">Audi(</text:span><text:span text:style-name="T2">boolean </text:span><text:span text:style-name="T3">b, </text:span><text:span text:style-name="T2">int </text:span><text:span text:style-name="T3">i, </text:span><text:span text:style-name="T2">int </text:span><text:span text:style-name="T3">i1, String nano) {</text:span></text:p>
      <text:p text:style-name="P2"><text:s text:c="8"/><text:span text:style-name="T2">super</text:span><text:span text:style-name="T3">(b, i, i1, nano);</text:span></text:p>
      <text:p text:style-name="P2"><text:s text:c="4"/><text:span text:style-name="T3">}</text:span></text:p>
      <text:p text:style-name="P2"><text:s text:c="4"/><text:span text:style-name="T2">public void </text:span><text:span text:style-name="T3">startEngine(){</text:span></text:p>
      <text:p text:style-name="P2"><text:s text:c="8"/><text:span text:style-name="T3">System.</text:span><text:span text:style-name="T8">out</text:span><text:span text:style-name="T3">.println(</text:span><text:span text:style-name="T7">"Audi Enigine Started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accelerate(){</text:span></text:p>
      <text:p text:style-name="P2"><text:s text:c="8"/><text:span text:style-name="T3">System.</text:span><text:span text:style-name="T8">out</text:span><text:span text:style-name="T3">.println(</text:span><text:span text:style-name="T7">"Aceelerate Audi"</text:span><text:span text:style-name="T3">);</text:span></text:p>
      <text:p text:style-name="P2"><text:s text:c="4"/><text:span text:style-name="T3">}</text:span></text:p>
      <text:p text:style-name="P2"><text:s text:c="4"/><text:span text:style-name="T2">public void </text:span><text:span text:style-name="T3">brake(){</text:span></text:p>
      <text:p text:style-name="P2"><text:s text:c="8"/><text:span text:style-name="T3">System.</text:span><text:span text:style-name="T8">out</text:span><text:span text:style-name="T3">.println(</text:span><text:span text:style-name="T7">"Audi break applied"</text:span><text:span text:style-name="T3">);</text:span></text:p>
      <text:p text:style-name="P2"><text:s text:c="4"/><text:span text:style-name="T3">}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7:57:23.056143044</meta:creation-date>
    <dc:date>2019-07-12T17:58:01.359229336</dc:date>
    <meta:editing-duration>PT38S</meta:editing-duration>
    <meta:editing-cycles>1</meta:editing-cycles>
    <meta:document-statistic meta:table-count="0" meta:image-count="0" meta:object-count="0" meta:page-count="3" meta:paragraph-count="145" meta:word-count="419" meta:character-count="3931" meta:non-whitespace-character-count="2938"/>
    <meta:generator>LibreOffice/6.0.7.3$Linux_X86_64 LibreOffice_project/00m0$Build-3</meta:generator>
  </office:meta>
</office:document-meta>
</file>